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</style:style>
    <style:style style:name="ce14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5.97958333333333cm" style:use-optimal-column-width="true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6.7468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7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gt;0" style:apply-style-name="cf4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 table:visibility="collapse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9" table:number-columns-repeated="1014" table:default-cell-style-name="ce6"/>
        <table:table-column table:style-name="co11" table:number-columns-repeated="15359" table:default-cell-style-name="ce1"/>
        <table:table-row table:style-name="ro1">
          <table:table-cell office:value-type="string" table:style-name="ce2">
            <text:p>Commandé</text:p>
          </table:table-cell>
          <table:table-cell office:value-type="string" table:style-name="ce3">
            <text:p>Référence</text:p>
          </table:table-cell>
          <table:table-cell office:value-type="string" table:style-name="ce4">
            <text:p>Valleur</text:p>
          </table:table-cell>
          <table:table-cell office:value-type="string" table:style-name="ce4">
            <text:p>N° AliExpress</text:p>
          </table:table-cell>
          <table:table-cell office:value-type="string" table:style-name="ce4">
            <text:p>N° Digikey</text:p>
          </table:table-cell>
          <table:table-cell office:value-type="string" table:style-name="ce4">
            <text:p>N° Divers</text:p>
          </table:table-cell>
          <table:table-cell office:value-type="string" table:style-name="ce4">
            <text:p>Stock ETML</text:p>
          </table:table-cell>
          <table:table-cell office:value-type="string" table:style-name="ce4">
            <text:p>Qtt</text:p>
          </table:table-cell>
          <table:table-cell office:value-type="string" table:style-name="ce4">
            <text:p>Prix/Pce</text:p>
          </table:table-cell>
          <table:table-cell office:value-type="string" table:style-name="ce5">
            <text:p>Prix</text:p>
          </table:table-cell>
          <table:table-cell office:value-type="string" table:style-name="ce4">
            <text:p>Remarque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BT1 - 1</text:p>
          </table:table-cell>
          <table:table-cell office:value-type="string" table:style-name="ce9">
            <text:p>Litium 18650 3.7[V]</text:p>
          </table:table-cell>
          <table:table-cell office:value-type="float" office:value="33016517000" table:style-name="ce9">
            <text:p>33016517000</text:p>
          </table:table-cell>
          <table:table-cell office:value-type="string" table:style-name="ce9">
            <text:p>1832-1050-ND</text:p>
          </table:table-cell>
          <table:table-cell office:value-type="string" table:style-name="ce9">
            <text:p>Conrad 1558873 - 62</text:p>
          </table:table-cell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5.95" table:style-name="ce10">
            <text:p>5,95</text:p>
          </table:table-cell>
          <table:table-cell office:value-type="float" office:value="5.95" table:formula="of:=IFERROR([.H2] * [.I2]; 0)" table:style-name="ce11">
            <text:p>5,9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BT1 - 2</text:p>
          </table:table-cell>
          <table:table-cell office:value-type="string" table:style-name="ce9">
            <text:p>Battery Holder</text:p>
          </table:table-cell>
          <table:table-cell office:value-type="float" office:value="33045310581" table:style-name="ce9">
            <text:p>33045310581</text:p>
          </table:table-cell>
          <table:table-cell office:value-type="string" table:style-name="ce9">
            <text:p>BK-18650-PC2-ND</text:p>
          </table:table-cell>
          <table:table-cell office:value-type="string" table:style-name="ce1">
            <text:p>Conrad 651027 - 62</text:p>
          </table:table-cell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3.45" table:style-name="ce10">
            <text:p>3,45</text:p>
          </table:table-cell>
          <table:table-cell office:value-type="float" office:value="3.45" table:formula="of:=IFERROR([.H3] * [.I3]; 0)" table:style-name="ce11">
            <text:p>3,4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C1, C2, C6-C17</text:p>
          </table:table-cell>
          <table:table-cell office:value-type="string" table:style-name="ce9">
            <text:p>100[n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C1206C104K5RAC7800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4" table:style-name="ce9">
            <text:p>14</text:p>
          </table:table-cell>
          <table:table-cell office:value-type="float" office:value="4.1300000000000003E-2" table:style-name="ce10">
            <text:p>0,0413</text:p>
          </table:table-cell>
          <table:table-cell office:value-type="float" office:value="0.57820000000000005" table:formula="of:=IFERROR([.H4] * [.I4]; 0)" table:style-name="ce11">
            <text:p>0,578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C3, C4</text:p>
          </table:table-cell>
          <table:table-cell office:value-type="string" table:style-name="ce9">
            <text:p>33[μ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4788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0.97" table:style-name="ce10">
            <text:p>0,97</text:p>
          </table:table-cell>
          <table:table-cell office:value-type="float" office:value="0.97" table:formula="of:=IFERROR([.H5] * [.I5]; 0)" table:style-name="ce11">
            <text:p>0,97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D1-D13</text:p>
          </table:table-cell>
          <table:table-cell office:value-type="string" table:style-name="ce9">
            <text:p>1206 Led rouge</text:p>
          </table:table-cell>
          <table:table-cell office:value-type="float" office:value="32828059657" table:style-name="ce9">
            <text:p>32828059657</text:p>
          </table:table-cell>
          <table:table-cell office:value-type="string" table:style-name="ce9">
            <text:p>754-1158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3" table:style-name="ce9">
            <text:p>13</text:p>
          </table:table-cell>
          <table:table-cell office:value-type="float" office:value="0.27" table:style-name="ce10">
            <text:p>0,27</text:p>
          </table:table-cell>
          <table:table-cell office:value-type="float" office:value="3.5100000000000002" table:formula="of:=IFERROR([.H6] * [.I6]; 0)" table:style-name="ce11">
            <text:p>3,51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DS1 - 1</text:p>
          </table:table-cell>
          <table:table-cell office:value-type="string" table:style-name="ce9">
            <text:p>LCD2004A</text:p>
          </table:table-cell>
          <table:table-cell office:value-type="float" office:value="2034910175" table:style-name="ce9">
            <text:p>2034910175</text:p>
          </table:table-cell>
          <table:table-cell office:value-type="string" table:style-name="ce9">
            <text:p>NHD-0420DZ-FL-YBW-33V3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23.25" table:style-name="ce10">
            <text:p>23,25</text:p>
          </table:table-cell>
          <table:table-cell office:value-type="float" office:value="23.25" table:formula="of:=IFERROR([.H7] * [.I7]; 0)" table:style-name="ce11">
            <text:p>23,2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DS1 - 2</text:p>
          </table:table-cell>
          <table:table-cell office:value-type="string" table:style-name="ce9">
            <text:p>Pin Header &amp; receptacle 1x16</text:p>
          </table:table-cell>
          <table:table-cell table:style-name="ce9"/>
          <table:table-cell office:value-type="string" table:style-name="ce1">
            <text:p>732-5327-ND &amp; S7014-ND</text:p>
          </table:table-cell>
          <table:table-cell office:value-type="string" table:style-name="ce12">
            <text:p>Conrad 733779 - 62</text:p>
          </table:table-cell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1.1499999999999999" table:style-name="ce10">
            <text:p>1,15</text:p>
          </table:table-cell>
          <table:table-cell office:value-type="float" office:value="1.1499999999999999" table:formula="of:=IFERROR([.H8] * [.I8]; 0)" table:style-name="ce11">
            <text:p>1,1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DS1 - 3</text:p>
          </table:table-cell>
          <table:table-cell office:value-type="string" table:style-name="ce9">
            <text:p>4 x Vis + Ecrous + Rondelle M2,5</text:p>
          </table:table-cell>
          <table:table-cell table:number-columns-repeated="3" table:style-name="ce9"/>
          <table:table-cell office:value-type="string" table:style-name="ce16">
            <text:p>Oui</text:p>
          </table:table-cell>
          <table:table-cell office:value-type="float" office:value="4" table:style-name="ce9">
            <text:p>4</text:p>
          </table:table-cell>
          <table:table-cell office:value-type="float" office:value="0.34" table:style-name="ce10">
            <text:p>0,34</text:p>
          </table:table-cell>
          <table:table-cell office:value-type="float" office:value="1.36" table:formula="of:=IFERROR([.H9] * [.I9]; 0)" table:style-name="ce11">
            <text:p>1,36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18">
            <text:p>X</text:p>
          </table:table-cell>
          <table:table-cell office:value-type="string" table:style-name="ce8">
            <text:p><text:s text:c="4"/>J1 - 1</text:p>
          </table:table-cell>
          <table:table-cell office:value-type="string" table:style-name="ce9">
            <text:p>FT232RL + Câble Mini-USB B</text:p>
          </table:table-cell>
          <table:table-cell office:value-type="float" office:value="32826575637" table:style-name="ce9">
            <text:p>32826575637</text:p>
          </table:table-cell>
          <table:table-cell office:value-type="string" table:style-name="ce9">
            <text:p>768-1317-ND</text:p>
          </table:table-cell>
          <table:table-cell table:style-name="ce9"/>
          <table:table-cell office:value-type="string" table:style-name="ce17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7.78" table:style-name="ce10">
            <text:p>7,78</text:p>
          </table:table-cell>
          <table:table-cell office:value-type="float" office:value="0" table:style-name="ce11">
            <text:p>0,</text:p>
          </table:table-cell>
          <table:table-cell office:value-type="string" table:style-name="ce9">
            <text:p>Pour programation, non-consomable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J1 - 2</text:p>
          </table:table-cell>
          <table:table-cell office:value-type="string" table:style-name="ce9">
            <text:p>Conn pour J1</text:p>
          </table:table-cell>
          <table:table-cell table:style-name="ce9"/>
          <table:table-cell office:value-type="string" table:style-name="ce9">
            <text:p>S5481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0.66" table:style-name="ce10">
            <text:p>0,66</text:p>
          </table:table-cell>
          <table:table-cell office:value-type="float" office:value="0.66" table:formula="of:=IFERROR([.H11] * [.I11]; 0)" table:style-name="ce11">
            <text:p>0,6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L1</text:p>
          </table:table-cell>
          <table:table-cell office:value-type="string" table:style-name="ce9">
            <text:p>2.2[μH]</text:p>
          </table:table-cell>
          <table:table-cell table:style-name="ce9"/>
          <table:table-cell office:value-type="string" table:style-name="ce9">
            <text:p>587-3544-1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0.1076" table:style-name="ce10">
            <text:p>0,1076</text:p>
          </table:table-cell>
          <table:table-cell office:value-type="float" office:value="0.1076" table:formula="of:=IFERROR([.H12] * [.I12]; 0)" table:style-name="ce11">
            <text:p>0,107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Q1-Q6</text:p>
          </table:table-cell>
          <table:table-cell office:value-type="string" table:style-name="ce9">
            <text:p>BC856B</text:p>
          </table:table-cell>
          <table:table-cell office:value-type="float" office:value="32959120963" table:style-name="ce9">
            <text:p>32959120963</text:p>
          </table:table-cell>
          <table:table-cell office:value-type="string" table:style-name="ce9">
            <text:p>BC856BLT3GOS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6" table:style-name="ce9">
            <text:p>6</text:p>
          </table:table-cell>
          <table:table-cell office:value-type="float" office:value="5.1000000000000004E-3" table:style-name="ce10">
            <text:p>0,0051</text:p>
          </table:table-cell>
          <table:table-cell office:value-type="float" office:value="3.0600000000000002E-2" table:formula="of:=IFERROR([.H13] * [.I13]; 0)" table:style-name="ce11">
            <text:p>0,030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R1, R2, R25, R27, R29, R31, R33, R36</text:p>
          </table:table-cell>
          <table:table-cell office:value-type="string" table:style-name="ce9">
            <text:p>1[K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1.0KE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8" table:style-name="ce9">
            <text:p>8</text:p>
          </table:table-cell>
          <table:table-cell office:value-type="float" office:value="2.4899999999999999E-2" table:style-name="ce10">
            <text:p>0,0249</text:p>
          </table:table-cell>
          <table:table-cell office:value-type="float" office:value="0.19919999999999999" table:formula="of:=IFERROR([.H14] * [.I14]; 0)" table:style-name="ce11">
            <text:p>0,199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R3, R4, R17-R24, R26, R28, R30, R32, R34</text:p>
          </table:table-cell>
          <table:table-cell office:value-type="string" table:style-name="ce9">
            <text:p>10[K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10KE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5" table:style-name="ce9">
            <text:p>15</text:p>
          </table:table-cell>
          <table:table-cell office:value-type="float" office:value="2.4899999999999999E-2" table:style-name="ce10">
            <text:p>0,0249</text:p>
          </table:table-cell>
          <table:table-cell office:value-type="float" office:value="0.3735" table:formula="of:=IFERROR([.H15] * [.I15]; 0)" table:style-name="ce11">
            <text:p>0,373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R5-R16, R37</text:p>
          </table:table-cell>
          <table:table-cell office:value-type="string" table:style-name="ce9">
            <text:p>330[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330F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3" table:style-name="ce9">
            <text:p>13</text:p>
          </table:table-cell>
          <table:table-cell office:value-type="float" office:value="2.9100000000000001E-2" table:style-name="ce10">
            <text:p>0,0291</text:p>
          </table:table-cell>
          <table:table-cell office:value-type="float" office:value="0.37830000000000003" table:formula="of:=IFERROR([.H16] * [.I16]; 0)" table:style-name="ce11">
            <text:p>0,3783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R35</text:p>
          </table:table-cell>
          <table:table-cell office:value-type="string" table:style-name="ce9">
            <text:p>5.6[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5.60FRCT-ND</text:p>
          </table:table-cell>
          <table:table-cell table:style-name="ce9"/>
          <table:table-cell office:value-type="string" table:style-name="ce16">
            <text:p>Oui</text:p>
          </table:table-cell>
          <table:table-cell office:value-type="float" office:value="1" table:style-name="ce9">
            <text:p>1</text:p>
          </table:table-cell>
          <table:table-cell office:value-type="float" office:value="0.14000000000000001" table:style-name="ce10">
            <text:p>0,14</text:p>
          </table:table-cell>
          <table:table-cell office:value-type="float" office:value="0.14000000000000001" table:formula="of:=IFERROR([.H17] * [.I17]; 0)" table:style-name="ce11">
            <text:p>0,14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RV1</text:p>
          </table:table-cell>
          <table:table-cell office:value-type="string" table:style-name="ce9">
            <text:p>10[KΩ]</text:p>
          </table:table-cell>
          <table:table-cell office:value-type="float" office:value="32962861159" table:style-name="ce9">
            <text:p>32962861159</text:p>
          </table:table-cell>
          <table:table-cell office:value-type="string" table:style-name="ce9">
            <text:p>987-1008-1-ND</text:p>
          </table:table-cell>
          <table:table-cell table:style-name="ce9"/>
          <table:table-cell office:value-type="string" table:style-name="ce16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1.27" table:style-name="ce10">
            <text:p>1,27</text:p>
          </table:table-cell>
          <table:table-cell office:value-type="float" office:value="1.27" table:formula="of:=IFERROR([.H18] * [.I18]; 0)" table:style-name="ce11">
            <text:p>1,27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SW1, SW2</text:p>
          </table:table-cell>
          <table:table-cell office:value-type="string" table:style-name="ce9">
            <text:p>BP Wuerth_4.5x6.5mm</text:p>
          </table:table-cell>
          <table:table-cell office:value-type="float" office:value="32856600638" table:style-name="ce9">
            <text:p>32856600638</text:p>
          </table:table-cell>
          <table:table-cell office:value-type="string" table:style-name="ce9">
            <text:p>450-1647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2" table:style-name="ce9">
            <text:p>2</text:p>
          </table:table-cell>
          <table:table-cell office:value-type="float" office:value="0.1216" table:style-name="ce10">
            <text:p>0,1216</text:p>
          </table:table-cell>
          <table:table-cell office:value-type="float" office:value="0.2432" table:formula="of:=IFERROR([.H19] * [.I19]; 0)" table:style-name="ce11">
            <text:p>0,243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&gt; <text:s/>SW3-SW37</text:p>
          </table:table-cell>
          <table:table-cell office:value-type="string" table:style-name="ce9">
            <text:p>BP 430476043716 12x12mm</text:p>
          </table:table-cell>
          <table:table-cell table:style-name="ce9"/>
          <table:table-cell office:value-type="string" table:style-name="ce9">
            <text:p>430476043716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35" table:style-name="ce9">
            <text:p>35</text:p>
          </table:table-cell>
          <table:table-cell office:value-type="float" office:value="0.54" table:style-name="ce10">
            <text:p>0,54</text:p>
          </table:table-cell>
          <table:table-cell office:value-type="float" office:value="18.900000000000002" table:formula="of:=IFERROR([.H20] * [.I20]; 0)" table:style-name="ce11">
            <text:p>18,9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SW38</text:p>
          </table:table-cell>
          <table:table-cell office:value-type="string" table:style-name="ce9">
            <text:p>Switch SK-12F14</text:p>
          </table:table-cell>
          <table:table-cell office:value-type="float" office:value="32827322833" table:style-name="ce9">
            <text:p>32827322833</text:p>
          </table:table-cell>
          <table:table-cell office:value-type="string" table:style-name="ce9">
            <text:p>Distrelek 135-11-185</text:p>
          </table:table-cell>
          <table:table-cell table:style-name="ce9"/>
          <table:table-cell office:value-type="string" table:style-name="ce16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0.63" table:style-name="ce10">
            <text:p>0,63</text:p>
          </table:table-cell>
          <table:table-cell office:value-type="float" office:value="0.63" table:formula="of:=IFERROR([.H21] * [.I21]; 0)" table:style-name="ce11">
            <text:p>0,63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1 - 1</text:p>
          </table:table-cell>
          <table:table-cell office:value-type="string" table:style-name="ce9">
            <text:p>Wavga_TP4056_Module</text:p>
          </table:table-cell>
          <table:table-cell office:value-type="float" office:value="32797834680" table:style-name="ce9">
            <text:p>32797834680</text:p>
          </table:table-cell>
          <table:table-cell table:number-columns-repeated="2" table:style-name="ce9"/>
          <table:table-cell office:value-type="string" table:style-name="ce16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0">
            <text:p>1,</text:p>
          </table:table-cell>
          <table:table-cell office:value-type="float" office:value="1" table:formula="of:=IFERROR([.H22] * [.I22]; 0)" table:style-name="ce11">
            <text:p>1,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1 - 2</text:p>
          </table:table-cell>
          <table:table-cell office:value-type="string" table:style-name="ce9">
            <text:p>Pin Header 1x2 &amp; 2x2</text:p>
          </table:table-cell>
          <table:table-cell table:number-columns-repeated="3" table:style-name="ce9"/>
          <table:table-cell office:value-type="string" table:style-name="ce16">
            <text:p>Oui</text:p>
          </table:table-cell>
          <table:table-cell office:value-type="float" office:value="6" table:style-name="ce9">
            <text:p>6</text:p>
          </table:table-cell>
          <table:table-cell office:value-type="float" office:value="1E-3" table:style-name="ce10">
            <text:p>0,001</text:p>
          </table:table-cell>
          <table:table-cell office:value-type="float" office:value="6.0000000000000001E-3" table:formula="of:=IFERROR([.H23] * [.I23]; 0)" table:style-name="ce11">
            <text:p>0,00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2</text:p>
          </table:table-cell>
          <table:table-cell office:value-type="string" table:style-name="ce9">
            <text:p>TPS63001</text:p>
          </table:table-cell>
          <table:table-cell table:style-name="ce9"/>
          <table:table-cell office:value-type="string" table:style-name="ce9">
            <text:p>296-19643-1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2.21" table:style-name="ce9">
            <text:p>2,21</text:p>
          </table:table-cell>
          <table:table-cell office:value-type="float" office:value="2.21" table:formula="of:=IFERROR([.H24] * [.I24]; 0)" table:style-name="ce11">
            <text:p>2,21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3</text:p>
          </table:table-cell>
          <table:table-cell office:value-type="string" table:style-name="ce9">
            <text:p>ESP32-WROOM-32</text:p>
          </table:table-cell>
          <table:table-cell office:value-type="float" office:value="33003540884" table:style-name="ce9">
            <text:p>33003540884</text:p>
          </table:table-cell>
          <table:table-cell office:value-type="string" table:style-name="ce9">
            <text:p>1904-1010-1-ND</text:p>
          </table:table-cell>
          <table:table-cell office:value-type="string" table:style-name="ce9">
            <text:p>Conrad 1925467 - 62</text:p>
          </table:table-cell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3.8" table:style-name="ce9">
            <text:p>3,8</text:p>
          </table:table-cell>
          <table:table-cell office:value-type="float" office:value="3.8" table:formula="of:=IFERROR([.H25] * [.I25]; 0)" table:style-name="ce11">
            <text:p>3,8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<text:s text:c="4"/>U4</text:p>
          </table:table-cell>
          <table:table-cell office:value-type="string" table:style-name="ce9">
            <text:p>PCF8574A</text:p>
          </table:table-cell>
          <table:table-cell office:value-type="float" office:value="1958961513" table:style-name="ce9">
            <text:p>1958961513</text:p>
          </table:table-cell>
          <table:table-cell office:value-type="string" table:style-name="ce9">
            <text:p>568-1074-1-ND</text:p>
          </table:table-cell>
          <table:table-cell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1.44" table:style-name="ce9">
            <text:p>1,44</text:p>
          </table:table-cell>
          <table:table-cell office:value-type="float" office:value="1.44" table:formula="of:=IFERROR([.H26] * [.I26]; 0)" table:style-name="ce11">
            <text:p>1,44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8">
            <text:p>X</text:p>
          </table:table-cell>
          <table:table-cell office:value-type="string" table:style-name="ce8">
            <text:p>Print</text:p>
          </table:table-cell>
          <table:table-cell office:value-type="string" table:style-name="ce9">
            <text:p>Print</text:p>
          </table:table-cell>
          <table:table-cell table:number-columns-repeated="3" table:style-name="ce9"/>
          <table:table-cell office:value-type="string" table:style-name="ce16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16" table:style-name="ce9">
            <text:p>16</text:p>
          </table:table-cell>
          <table:table-cell office:value-type="float" office:value="16" table:formula="of:=IFERROR([.H27] * [.I27]; 0)" table:style-name="ce11">
            <text:p>16,</text:p>
          </table:table-cell>
          <table:table-cell office:value-type="string" table:style-name="ce9">
            <text:p>Via Eurocircuit, 20pcs Noir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7" table:style-name="ce6"/>
          <table:table-cell office:value-type="string" table:style-name="ce14">
            <text:p>Total:</text:p>
          </table:table-cell>
          <table:table-cell office:value-type="float" office:value="87.606599999999986" table:formula="of:=SUM([.J2:.J27])" table:style-name="ce15">
            <text:p>87,6066</text:p>
          </table:table-cell>
          <table:table-cell table:style-name="ce9"/>
          <table:table-cell table:number-columns-repeated="16373"/>
        </table:table-row>
        <table:table-row table:number-rows-repeated="22" table:style-name="ro2">
          <table:table-cell table:number-columns-repeated="16384"/>
        </table:table-row>
        <table:table-row table:style-name="ro2">
          <table:table-cell table:number-columns-repeated="4"/>
          <table:table-cell table:number-columns-repeated="3" table:style-name="ce1"/>
          <table:table-cell table:number-columns-repeated="16377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table:style-name="ce6">
            <text:p>296-19643-1-ND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6">
            <text:p>1904-1010-1-ND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6">
            <text:p>568-1074-1-ND</text:p>
          </table:table-cell>
          <table:table-cell table:number-columns-repeated="16375"/>
        </table:table-row>
        <table:table-row table:number-rows-repeated="1048507" table:style-name="ro2">
          <table:table-cell table:number-columns-repeated="16384"/>
        </table:table-row>
        <table:named-expressions>
          <table:named-range table:name="Print_Area" table:cell-range-address="Sheet1.$A$1:Sheet1.$K$28" table:base-cell-address="Sheet1.$A$1"/>
        </table:named-expressions>
      </table:table>
      <table:table table:name="Sheet2" table:style-name="ta2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 number:decimal-replacement="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E699"/>
      <style:text-properties fo:color="#ED7D31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0B4"/>
      <style:text-properties fo:color="#70AD47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e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15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leny Martinez</dc:creator>
    <meta:creation-date>2009-04-16T11:32:48Z</meta:creation-date>
    <dc:date>2020-10-06T05:54:30Z</dc:date>
    <meta:print-date>2020-09-29T12:03:25Z</meta:print-date>
    <meta:editing-cycles>9</meta:editing-cycles>
    <meta:editing-duration>PT250625S</meta:editing-duration>
    <meta:user-defined meta:name="Info 1"/>
    <meta:user-defined meta:name="Info 2"/>
    <meta:user-defined meta:name="Info 3"/>
    <meta:user-defined meta:name="Info 4"/>
  </office:meta>
</office:document-meta>
</file>